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1ff45c" officeooo:paragraph-rsid="001ff45c" style:font-size-asian="26.25pt" style:font-weight-asian="bold" style:font-size-complex="3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officeooo:rsid="001ff45c" officeooo:paragraph-rsid="001ff45c" style:font-size-asian="17.5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officeooo:rsid="001ff45c" officeooo:paragraph-rsid="001ff45c" style:font-size-asian="17.5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officeooo:rsid="00222404" officeooo:paragraph-rsid="00222404" style:font-size-asian="17.5pt" style:font-size-complex="20pt"/>
    </style:style>
    <style:style style:name="P5" style:family="paragraph" style:parent-style-name="Heading_20_3">
      <style:paragraph-properties fo:text-align="start" style:justify-single-word="false"/>
      <style:text-properties fo:font-size="20pt" officeooo:paragraph-rsid="001ff45c" style:font-size-asian="20pt" style:font-size-complex="20pt"/>
    </style:style>
    <style:style style:name="P6" style:family="paragraph" style:parent-style-name="Text_20_body" style:list-style-name="L1"/>
    <style:style style:name="P7" style:family="paragraph" style:parent-style-name="Standard">
      <style:paragraph-properties fo:text-align="start" style:justify-single-word="false"/>
      <style:text-properties fo:font-size="20pt" officeooo:paragraph-rsid="001ff45c" style:font-size-asian="20pt" style:font-size-complex="20pt"/>
    </style:style>
    <style:style style:name="P8" style:family="paragraph" style:parent-style-name="Heading_20_3">
      <style:paragraph-properties fo:text-align="start" style:justify-single-word="false"/>
      <style:text-properties fo:font-size="20pt" officeooo:rsid="001ff45c" officeooo:paragraph-rsid="001ff45c" style:font-size-asian="17.5pt" style:font-size-complex="20pt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Standard">
      <style:paragraph-properties fo:text-align="center" style:justify-single-word="false"/>
      <style:text-properties fo:font-size="20pt" officeooo:rsid="001ff45c" officeooo:paragraph-rsid="001ff45c" style:font-size-asian="17.5pt" style:font-size-complex="20pt"/>
    </style:style>
    <style:style style:name="P15" style:family="paragraph" style:parent-style-name="Text_20_body">
      <style:paragraph-properties fo:text-align="start" style:justify-single-word="false"/>
      <style:text-properties officeooo:rsid="001ff45c" officeooo:paragraph-rsid="001ff45c"/>
    </style:style>
    <style:style style:name="P16" style:family="paragraph" style:parent-style-name="Text_20_body">
      <style:paragraph-properties fo:text-align="start" style:justify-single-word="false"/>
      <style:text-properties fo:font-size="20pt" officeooo:rsid="001ff45c" officeooo:paragraph-rsid="00200954" style:font-size-asian="17.5pt" style:font-size-complex="20pt"/>
    </style:style>
    <style:style style:name="P17" style:family="paragraph" style:parent-style-name="Text_20_body">
      <style:text-properties fo:font-size="15pt" style:font-size-asian="15pt" style:font-size-complex="15pt"/>
    </style:style>
    <style:style style:name="P18" style:family="paragraph" style:parent-style-name="Text_20_body" style:list-style-name="L7">
      <style:text-properties fo:font-size="15pt" style:font-size-asian="15pt" style:font-size-complex="15pt"/>
    </style:style>
    <style:style style:name="P19" style:family="paragraph" style:parent-style-name="Text_20_body" style:list-style-name="L8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0pt" fo:font-weight="normal" style:font-size-asian="17.5pt" style:font-weight-asian="normal" style:font-size-complex="20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 Control</text:p>
      <text:p text:style-name="P1">Assignment</text:p>
      <text:p text:style-name="P2"/>
      <text:p text:style-name="P2"/>
      <text:p text:style-name="P2"/>
      <text:p text:style-name="P3">الاسم : كريم أسامة السيد عبد الرحمن</text:p>
      <text:p text:style-name="P4">السشكن :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Variables of Process </text:p>
      <text:p text:style-name="P1">Examples</text:p>
      <text:p text:style-name="P2"/>
      <text:h text:style-name="P5" text:outline-level="3">1. <text:span text:style-name="Strong_20_Emphasis">Lime Mud Filter</text:span></text:h>
      <text:list text:style-name="L1">
        <text:list-item>
          <text:p text:style-name="P6"><text:span text:style-name="Strong_20_Emphasis"><text:span text:style-name="T1">PV</text:span></text:span><text:span text:style-name="T1">: Moisture content in the filtered mud</text:span></text:p>
        </text:list-item>
        <text:list-item>
          <text:p text:style-name="P6"><text:span text:style-name="Strong_20_Emphasis"><text:span text:style-name="T1">MV</text:span></text:span><text:span text:style-name="T1">: Drum speed / Vacuum pressure / Wash water flow rate</text:span></text:p>
        </text:list-item>
        <text:list-item>
          <text:p text:style-name="P6"><text:span text:style-name="Strong_20_Emphasis"><text:span text:style-name="T1">Load disturbance</text:span></text:span><text:span text:style-name="T1">: Incoming mud consistency or feed rate</text:span></text:p>
        </text:list-item>
      </text:list>
      <text:p text:style-name="P7"/>
      <text:h text:style-name="P8" text:outline-level="3">2. <text:span text:style-name="Strong_20_Emphasis">Paper Machine Basis Weight</text:span></text:h>
      <text:list text:style-name="L2">
        <text:list-item>
          <text:p text:style-name="P9"><text:span text:style-name="Strong_20_Emphasis"><text:span text:style-name="T1">PV</text:span></text:span><text:span text:style-name="T1">: Basis weight (mass of paper per unit area, e.g., g/m²)</text:span></text:p>
        </text:list-item>
        <text:list-item>
          <text:p text:style-name="P9"><text:span text:style-name="Strong_20_Emphasis"><text:span text:style-name="T1">MV</text:span></text:span><text:span text:style-name="T1">: Flow rate of pulp to the headbox / Jet-to-wire speed ratio</text:span></text:p>
        </text:list-item>
        <text:list-item>
          <text:p text:style-name="P9"><text:span text:style-name="Strong_20_Emphasis"><text:span text:style-name="T1">Load disturbance</text:span></text:span><text:span text:style-name="T1">: Pulp consistency or stock composition</text:span></text:p>
        </text:list-item>
      </text:list>
      <text:p text:style-name="P2"/>
      <text:h text:style-name="P8" text:outline-level="3">3. <text:span text:style-name="Strong_20_Emphasis">Boiler Combustion Pressure</text:span></text:h>
      <text:list text:style-name="L3">
        <text:list-item>
          <text:p text:style-name="P10"><text:span text:style-name="Strong_20_Emphasis"><text:span text:style-name="T1">PV</text:span></text:span><text:span text:style-name="T1">: Furnace/combustion chamber pressure</text:span></text:p>
        </text:list-item>
        <text:list-item>
          <text:p text:style-name="P10"><text:span text:style-name="Strong_20_Emphasis"><text:span text:style-name="T1">MV</text:span></text:span><text:span text:style-name="T1">: Air/fuel ratio (air or fuel flow)</text:span></text:p>
        </text:list-item>
        <text:list-item>
          <text:p text:style-name="P10"><text:span text:style-name="Strong_20_Emphasis"><text:span text:style-name="T1">Load disturbance</text:span></text:span><text:span text:style-name="T1">: Changes in steam demand or fuel quality</text:span></text:p>
        </text:list-item>
      </text:list>
      <text:p text:style-name="P2"/>
      <text:h text:style-name="P8" text:outline-level="3">4. <text:span text:style-name="Strong_20_Emphasis">Steam Drum Water Level</text:span></text:h>
      <text:list text:style-name="L4">
        <text:list-item>
          <text:p text:style-name="P11"><text:span text:style-name="Strong_20_Emphasis"><text:span text:style-name="T1">PV</text:span></text:span><text:span text:style-name="T1">: Water level in the steam drum</text:span></text:p>
        </text:list-item>
        <text:list-item>
          <text:p text:style-name="P11"><text:span text:style-name="Strong_20_Emphasis"><text:span text:style-name="T1">MV</text:span></text:span><text:span text:style-name="T1">: Feedwater flow rate</text:span></text:p>
        </text:list-item>
        <text:list-item>
          <text:p text:style-name="P11"><text:span text:style-name="Strong_20_Emphasis"><text:span text:style-name="T1">Load disturbance</text:span></text:span><text:span text:style-name="T1">: Steam flow rate (which affects how fast water is leaving)</text:span></text:p>
        </text:list-item>
      </text:list>
      <text:p text:style-name="P2"/>
      <text:p text:style-name="P2"><text:soft-page-break/></text:p>
      <text:p text:style-name="P2"/>
      <text:h text:style-name="P8" text:outline-level="3">5. <text:span text:style-name="Strong_20_Emphasis">Distillate Composition in a Distillation Column</text:span></text:h>
      <text:list text:style-name="L5">
        <text:list-item>
          <text:p text:style-name="P12"><text:span text:style-name="Strong_20_Emphasis"><text:span text:style-name="T1">PV</text:span></text:span><text:span text:style-name="T1">: Mole fraction or percentage of a key component in distillate</text:span></text:p>
        </text:list-item>
        <text:list-item>
          <text:p text:style-name="P12"><text:span text:style-name="Strong_20_Emphasis"><text:span text:style-name="T1">MV</text:span></text:span><text:span text:style-name="T1">: Reflux ratio or distillate flow rate</text:span></text:p>
        </text:list-item>
        <text:list-item>
          <text:p text:style-name="P12"><text:span text:style-name="Strong_20_Emphasis"><text:span text:style-name="T1">Load disturbance</text:span></text:span><text:span text:style-name="T1">: Feed composition or feed flow rate</text:span></text:p>
        </text:list-item>
      </text:list>
      <text:p text:style-name="P2"/>
      <text:h text:style-name="P8" text:outline-level="3">6. <text:span text:style-name="Strong_20_Emphasis">Ammonia Plant Hydrogen-to-Nitrogen Ratio</text:span></text:h>
      <text:list text:style-name="L6">
        <text:list-item>
          <text:p text:style-name="P13"><text:span text:style-name="Strong_20_Emphasis"><text:span text:style-name="T1">PV</text:span></text:span><text:span text:style-name="T1">: H₂:N₂ molar ratio</text:span></text:p>
        </text:list-item>
        <text:list-item>
          <text:p text:style-name="P13"><text:span text:style-name="Strong_20_Emphasis"><text:span text:style-name="T1">MV</text:span></text:span><text:span text:style-name="T1">: Control valve position on hydrogen or nitrogen feed lines</text:span></text:p>
        </text:list-item>
        <text:list-item>
          <text:p text:style-name="P13"><text:span text:style-name="Strong_20_Emphasis"><text:span text:style-name="T1">Load disturbance</text:span></text:span><text:span text:style-name="T1">: Upstream changes in hydrogen or nitrogen supply purity or flow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<text:span text:style-name="Strong_20_Emphasis"><text:span text:style-name="T2">Relative Gain Array (RGA)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15"><text:span text:style-name="Strong_20_Emphasis"><text:span text:style-name="T4">Why do rows/columns sum to 1?</text:span></text:span></text:p>
      <text:p text:style-name="P2"><text:span text:style-name="Strong_20_Emphasis"><text:span text:style-name="T3"/></text:span></text:p>
      <text:p text:style-name="P16"><text:span text:style-name="Strong_20_Emphasis"><text:span text:style-name="T5">The RGA matrix Λ is defined as:</text:span></text:span></text:p>
      <text:p text:style-name="P17">Λ=G∘(G−1)T </text:p>
      <text:p text:style-name="P17">Where:</text:p>
      <text:list text:style-name="L7">
        <text:list-item>
          <text:p text:style-name="P18">G is the steady-state gain matrix,</text:p>
        </text:list-item>
        <text:list-item>
          <text:p text:style-name="P18">∘ is the element-wise (Hadamard) product,</text:p>
        </text:list-item>
        <text:list-item>
          <text:p text:style-name="P18">(G−1)T is the transpose of the inverse of the gain matrix.</text:p>
        </text:list-item>
      </text:list>
      <text:p text:style-name="Text_20_body"><text:span text:style-name="T1">Because of this specific mathematical structure, </text:span><text:span text:style-name="Strong_20_Emphasis"><text:span text:style-name="T1">each element λij​</text:span></text:span><text:span text:style-name="T1"> measures the effect of MV j on CV i, </text:span><text:span text:style-name="Strong_20_Emphasis"><text:span text:style-name="T1">relative to the system as a whole</text:span></text:span><text:span text:style-name="T1">.</text:span></text:p>
      <text:p text:style-name="P2"><text:span text:style-name="Strong_20_Emphasis"><text:span text:style-name="T3"/></text:span></text:p>
      <text:h text:style-name="P8" text:outline-level="3"><text:span text:style-name="Strong_20_Emphasis"><text:span text:style-name="T1">Row and column sums</text:span></text:span></text:h>
      <text:list text:style-name="L8">
        <text:list-item>
          <text:p text:style-name="P19"><text:span text:style-name="Strong_20_Emphasis"><text:span text:style-name="T1">Each row sums to 1</text:span></text:span><text:span text:style-name="T1">: You're looking at how each controlled variable (CV) is influenced across all MVs. Total influence must account for 100% — hence, the sum is 1.</text:span></text:p>
        </text:list-item>
        <text:list-item>
          <text:p text:style-name="P19"><text:span text:style-name="Strong_20_Emphasis"><text:span text:style-name="T1">Each column sums to 1</text:span></text:span><text:span text:style-name="T1">: Similarly, each MV distributes its influence among all CVs. Again, total relative influence = 100%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0:58:15.614247801</meta:creation-date>
    <dc:date>2025-04-23T11:13:14.202785542</dc:date>
    <meta:editing-duration>PT3M26S</meta:editing-duration>
    <meta:editing-cycles>2</meta:editing-cycles>
    <meta:generator>LibreOffice/24.8.1.2$Linux_X86_64 LibreOffice_project/87fa9aec1a63e70835390b81c40bb8993f1d4ff6</meta:generator>
    <meta:document-statistic meta:table-count="0" meta:image-count="0" meta:object-count="0" meta:page-count="4" meta:paragraph-count="42" meta:word-count="330" meta:character-count="1899" meta:non-whitespace-character-count="1563"/>
  </office:meta>
</office:document-meta>
</file>